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2"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family-generic="swiss" style:font-pitch="variable"/>
    <style:font-face style:name="Droid Sans1" svg:font-family="'Droid Sans'" style:font-adornments="Regular"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text-properties style:font-name="Droid Sans" fo:font-size="11pt" style:font-size-asian="11pt" style:font-size-complex="11pt"/>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style:font-name="Droid Sans" fo:font-size="11pt" style:font-size-asian="11pt" style:font-size-complex="11pt"/>
    </style:style>
    <style:style style:name="P4" style:family="paragraph" style:parent-style-name="Text_20_body">
      <style:paragraph-properties fo:margin-left="1.251cm" fo:margin-right="0cm" fo:text-indent="0cm" style:auto-text-indent="false"/>
      <style:text-properties style:font-name="DejaVu Sans Mono" fo:font-size="10pt" style:font-size-asian="8.75pt" style:font-size-complex="10pt"/>
    </style:style>
    <style:style style:name="P5"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6" style:family="paragraph" style:parent-style-name="Text_20_body">
      <style:paragraph-properties fo:margin-left="2.501cm" fo:margin-right="0cm" fo:text-indent="-1.016cm" style:auto-text-indent="false"/>
    </style:style>
    <style:style style:name="P7" style:family="paragraph" style:parent-style-name="Text_20_body">
      <style:paragraph-properties fo:margin-left="2.501cm" fo:margin-right="0cm" fo:text-indent="-1.016cm" style:auto-text-indent="false"/>
      <style:text-properties style:font-name="DejaVu Sans Mono"/>
    </style:style>
    <style:style style:name="P8" style:family="paragraph" style:parent-style-name="Text_20_body">
      <style:paragraph-properties fo:margin-left="2.501cm" fo:margin-right="0cm" fo:text-indent="-1.016cm" style:auto-text-indent="false"/>
      <style:text-properties style:font-name="DejaVu Sans Mono" fo:font-size="10pt" style:font-size-asian="10pt" style:font-size-complex="10pt"/>
    </style:style>
    <style:style style:name="P9" style:family="paragraph" style:parent-style-name="Text_20_body">
      <style:paragraph-properties fo:margin-left="2.501cm" fo:margin-right="0cm" fo:text-indent="-1.016cm" style:auto-text-indent="false"/>
      <style:text-properties style:font-name="Droid Sans"/>
    </style:style>
    <style:style style:name="P10" style:family="paragraph" style:parent-style-name="Text_20_body">
      <style:paragraph-properties fo:margin-left="0cm" fo:margin-right="0cm" fo:text-indent="0cm" style:auto-text-indent="false"/>
      <style:text-properties style:font-name="Droid Sans" fo:font-size="11pt" style:font-size-asian="11pt" style:font-size-complex="11pt"/>
    </style:style>
    <style:style style:name="P11" style:family="paragraph" style:parent-style-name="Text_20_body">
      <style:paragraph-properties fo:margin-left="1.529cm" fo:margin-right="0cm" fo:text-indent="-0.03cm" style:auto-text-indent="false">
        <style:tab-stops/>
      </style:paragraph-properties>
      <style:text-properties style:font-name="DejaVu Sans Mono" fo:font-size="10pt" style:font-size-asian="10pt" style:font-size-complex="10pt"/>
    </style:style>
    <style:style style:name="P12" style:family="paragraph" style:parent-style-name="Text_20_body">
      <style:paragraph-properties fo:margin-left="2.501cm" fo:margin-right="0cm" fo:text-indent="0cm" style:auto-text-indent="false"/>
      <style:text-properties style:font-name="Droid Sans" fo:font-size="10pt" style:font-size-asian="8.75pt" style:font-size-complex="10pt"/>
    </style:style>
    <style:style style:name="P13" style:family="paragraph" style:parent-style-name="Text_20_body">
      <style:paragraph-properties fo:margin-left="1.499cm" fo:margin-right="0cm" fo:text-indent="-0.03cm" style:auto-text-indent="false">
        <style:tab-stops/>
      </style:paragraph-properties>
    </style:style>
    <style:style style:name="P14" style:family="paragraph" style:parent-style-name="Text_20_body">
      <style:paragraph-properties fo:margin-left="1.499cm" fo:margin-right="0cm" fo:text-indent="-0.03cm" style:auto-text-indent="false">
        <style:tab-stops/>
      </style:paragraph-properties>
      <style:text-properties style:font-name="DejaVu Sans Mono"/>
    </style:style>
    <style:style style:name="P15" style:family="paragraph" style:parent-style-name="Text_20_body">
      <style:paragraph-properties fo:margin-left="1.499cm" fo:margin-right="0cm" fo:text-indent="-0.03cm" style:auto-text-indent="false">
        <style:tab-stops/>
      </style:paragraph-properties>
      <style:text-properties style:font-name="Droid Sans"/>
    </style:style>
    <style:style style:name="P16" style:family="paragraph" style:parent-style-name="Text_20_body">
      <style:paragraph-properties fo:margin-left="1.381cm" fo:margin-right="0cm" fo:text-indent="0cm" style:auto-text-indent="false">
        <style:tab-stops/>
      </style:paragraph-properties>
      <style:text-properties style:font-name="Droid Sans"/>
    </style:style>
    <style:style style:name="P17" style:family="paragraph" style:parent-style-name="Text_20_body">
      <style:paragraph-properties fo:margin-left="1.381cm" fo:margin-right="0cm" fo:text-indent="0cm" style:auto-text-indent="false">
        <style:tab-stops/>
      </style:paragraph-properties>
      <style:text-properties style:font-name="DejaVu Sans Mono"/>
    </style:style>
    <style:style style:name="P18" style:family="paragraph" style:parent-style-name="Text_20_body">
      <style:paragraph-properties fo:margin-left="3.752cm" fo:margin-right="0cm" fo:text-indent="-1.016cm" style:auto-text-indent="false"/>
    </style:style>
    <style:style style:name="P19" style:family="paragraph" style:parent-style-name="Text_20_body">
      <style:paragraph-properties fo:margin-left="2.764cm" fo:margin-right="0cm" fo:text-indent="0cm" style:auto-text-indent="false">
        <style:tab-stops/>
      </style:paragraph-properties>
    </style:style>
    <style:style style:name="P20" style:family="paragraph" style:parent-style-name="Heading_20_2">
      <style:paragraph-properties fo:margin-left="2.501cm" fo:margin-right="0cm" fo:text-indent="-1.016cm" style:auto-text-indent="false"/>
    </style:style>
    <style:style style:name="P21" style:family="paragraph" style:parent-style-name="Heading_20_2">
      <style:paragraph-properties fo:margin-left="1.529cm" fo:margin-right="0cm" fo:text-indent="-0.03cm" style:auto-text-indent="false">
        <style:tab-stops/>
      </style:paragraph-properties>
    </style:style>
    <style:style style:name="P22" style:family="paragraph" style:parent-style-name="Heading_20_1">
      <style:text-properties fo:font-weight="bold" style:font-weight-asian="bold" style:font-weight-complex="bold"/>
    </style:style>
    <style:style style:name="P23" style:family="paragraph" style:parent-style-name="Heading_20_3">
      <style:paragraph-properties fo:margin-left="3.752cm" fo:margin-right="0cm" fo:text-indent="-1.27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weight-asian="bold"/>
    </style:style>
    <style:style style:name="T5" style:family="text">
      <style:text-properties style:font-weight-complex="bold"/>
    </style:style>
    <style:style style:name="T6" style:family="text">
      <style:text-properties style:font-name="Droid Sans"/>
    </style:style>
    <style:style style:name="T7" style:family="text">
      <style:text-properties style:font-name="DejaVu Sans Mono"/>
    </style:style>
    <style:style style:name="T8" style:family="text">
      <style:text-properties style:font-name="DejaVu San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ow to add an export source to Kazam</text:p>
      <text:p text:style-name="Subtitle">An easy step-by-step guide</text:p>
      <text:p text:style-name="Text_20_body"/>
      <text:p text:style-name="P1">Adding an export source to Kazam is actually quite easy. I have tried to make the exporting files as abstract as possible so that you have to touch very little files to add an export source. In fact all it takes is one simple file and you are done!</text:p>
      <text:h text:style-name="Heading_20_1" text:outline-level="1">1) Checks</text:h>
      <text:p text:style-name="P3">Before you start, make sure that you don't waist any effort. Make sure no one else has made the same export source or is planning to, otherwise you may create one and find someone has already done the hard work.</text:p>
      <text:h text:style-name="P20" text:outline-level="2">Check the export source is not in the trunk branch</text:h>
      <text:p text:style-name="P8">bzr branch lp:kazam</text:p>
      <text:h text:style-name="P20" text:outline-level="2">Check the export source is not in another branch</text:h>
      <text:p text:style-name="P8"><text:a xlink:type="simple" xlink:href="https://code.launchpad.net/kazam">https://code.launchpad.net/kazam</text:a></text:p>
      <text:h text:style-name="P21" text:outline-level="2">Check the export source is not being worked on in a bug/blueprint</text:h>
      <text:p text:style-name="P8"><text:a xlink:type="simple" xlink:href="https://bugs.launchpad.net/kazam">https://bugs.launchpad.net/kazam</text:a></text:p>
      <text:p text:style-name="P8"><text:a xlink:type="simple" xlink:href="https://blueprints.launchpad.net/kazam">https://blueprints.launchpad.net/kazam</text:a></text:p>
      <text:h text:style-name="P21" text:outline-level="2">Finally, if in doubt, ping me on IRC :-)</text:h>
      <text:p text:style-name="P11">/server irc.freenode.net</text:p>
      <text:p text:style-name="P8">/dialog and471</text:p>
      <text:p text:style-name="P8"/>
      <text:h text:style-name="Heading_20_1" text:outline-level="1">2) Researching</text:h>
      <text:p text:style-name="P2">You should first start researching how to upload to your source. Does the service have an API? Can you achieve it by some fancy HTTP POST magic? In this situation <text:span text:style-name="T2">Google is your friend</text:span><text:span text:style-name="T3">, very often someone will have already done the hard work for you, so you can concentrate on the Kazam specifics.</text:span></text:p>
      <text:p text:style-name="P2"><text:span text:style-name="T3">The example we are using for this guide, VideoBin, did not state on its pages whether it had an API, however I contacted the site author using the site's contact form and he reassured me that it did have a basic API, the kind guy/gal even gave me some sample code :-)</text:span></text:p>
      <text:p text:style-name="P2"><text:span text:style-name="T3">The basic plan I would recommend is to google (in the context of our example):</text:span></text:p>
      <text:p text:style-name="P4"><text:span text:style-name="T3">videobin api</text:span></text:p>
      <text:p text:style-name="P12"><text:span text:style-name="T3">or even</text:span></text:p>
      <text:p text:style-name="P4"><text:span text:style-name="T3">python videobin api</text:span></text:p>
      <text:p text:style-name="P4"><text:span text:style-name="T3"/></text:p>
      <text:p text:style-name="P3"><text:soft-page-break/><text:span text:style-name="T3">If that fails, the next best thing to do is try to contact the author directly. For large sites this may take time, but if you are polite, only a fool in his heart would not reply (extra points for those who recognise this quote :D )</text:span></text:p>
      <text:p text:style-name="P3"><text:span text:style-name="T3"/></text:p>
      <text:h text:style-name="P22" text:outline-level="1">3) Implementing</text:h>
      <text:p text:style-name="P5">First of all I need to define two names. One is the name of the service that you would expect to appear in a paragraph, eg. VideoBin. I will refer to this as the a_name. The second is a lowercase version, eg. Videobin. I will refer to this as the b_name.</text:p>
      <text:h text:style-name="P20" text:outline-level="2">Create your file</text:h>
      <text:p text:style-name="P13">First you will need to create a file to hold all of the Python code, this should be in the form:</text:p>
      <text:p text:style-name="P14">b_name.py</text:p>
      <text:p text:style-name="P14"><text:span text:style-name="T6">(eg)</text:span> videobin.py</text:p>
      <text:p text:style-name="P15">You should create this file, and put it in the kazam/export_sources directory. </text:p>
      <text:h text:style-name="P20" text:outline-level="2">Create your class</text:h>
      <text:p text:style-name="P6">Next in this file, write the line:</text:p>
      <text:p text:style-name="P7">from upload_source import UploadSource</text:p>
      <text:p text:style-name="P9">This will import the baseclass for all export sources. Then you will need to define the main class for your export source. This should be of the form:</text:p>
      <text:p text:style-name="P7">class a_name(UploadSource):</text:p>
      <text:p text:style-name="P9">(eg) <text:span text:style-name="T7">class VideoBin(UploadSource):</text:span></text:p>
      <text:p text:style-name="P9"><text:span text:style-name="T7"/></text:p>
      <text:p text:style-name="P16">Underneath this, you should then put variables that are typically important, play main roles and could be changed at some point. Don't worry too much about these, it is just a coding convention. For example with the VideoBin export source, I put the API URL because it is central to the whole class.</text:p>
      <text:p text:style-name="P17">URL = “<text:a xlink:type="simple" xlink:href="http://www.videobin.org/add">http://www.videobin.org/add</text:a>”</text:p>
      <text:h text:style-name="P23" text:outline-level="3">Defining our __init__</text:h>
      <text:p text:style-name="P19">Next we will define the __init__ function for our class. This can contain anything that is specific to your class. However it should not contain methods that would do anything large (i.e. open a network connection). It should be used to create main properties of the class. </text:p>
      <text:p text:style-name="P19">Because our VideoBin class is very simple, it doesn't need any main properties and so we leave it blank, however with other classes, I have included a categories dictionary etc. The __init__ function should not take any arguments other than <text:span text:style-name="T7">self</text:span><text:span text:style-name="T6">.</text:span></text:p>
      <text:p text:style-name="P19">Whatever you put in the __init__, make sure that you put this line of code directly below the <text:span text:style-name="T8">def __init__(self):</text:span></text:p>
      <text:p text:style-name="P18"><text:span text:style-name="T8">super(a_name, self).__init__()</text:span></text:p>
      <text:p text:style-name="P18"><text:span text:style-name="T8">(e.g.) </text:span><text:span text:style-name="T7">super(VideoBin, self).__init__()</text:span></text:p>
      <text:p text:style-name="P9"><text:soft-page-break/></text:p>
      <text:p text:style-name="P9"><text:span text:style-name="T7"/></text:p>
      <text:p text:style-name="P3"><text:span text:style-name="T3"/></text:p>
      <text:p text:style-name="P10"><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2"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family-generic="swiss" style:font-pitch="variable"/>
    <style:font-face style:name="Droid Sans1" svg:font-family="'Droid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Droid Sans1"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2"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w </meta:initial-creator>
    <meta:creation-date>2010-07-19T18:47:10</meta:creation-date>
    <meta:generator>OpenOffice.org/3.2$Linux OpenOffice.org_project/320m12$Build-9483</meta:generator>
    <dc:date>2010-07-19T20:45:45</dc:date>
    <dc:creator>andrew </dc:creator>
    <meta:editing-duration>PT01H58M36S</meta:editing-duration>
    <meta:editing-cycles>6</meta:editing-cycles>
    <meta:document-statistic meta:table-count="0" meta:image-count="0" meta:object-count="0" meta:page-count="3" meta:paragraph-count="44" meta:word-count="642" meta:character-count="3661"/>
  </office:meta>
</office:document-meta>
</file>